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/>
    <style:font-face style:name="Times-Italic" svg:font-family="Times-Italic" style:font-family-generic="roman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6pt" fo:font-weight="bold" style:font-name-asian="Times-Italic" style:font-size-asian="6pt" style:font-weight-asian="bold" style:font-name-complex="Times-Italic" style:font-size-complex="6pt" style:font-weight-complex="bold"/>
    </style:style>
    <style:style style:name="P2" style:family="paragraph" style:parent-style-name="Standard">
      <style:text-properties style:font-name="Times New Roman" fo:font-size="6pt" fo:font-weight="bold" style:font-name-asian="Times-Roman" style:font-size-asian="6pt" style:font-weight-asian="bold" style:font-name-complex="Times-Roman" style:font-size-complex="6pt" style:font-weight-complex="bold"/>
    </style:style>
    <style:style style:name="P3" style:family="paragraph" style:parent-style-name="Standard">
      <style:text-properties style:font-name="Times New Roman" fo:font-size="6pt" style:font-name-asian="Times-Roman" style:font-size-asian="6pt" style:font-name-complex="Times-Roman" style:font-size-complex="6pt"/>
    </style:style>
    <style:style style:name="P4" style:family="paragraph" style:parent-style-name="Standard">
      <style:text-properties style:font-name="Times New Roman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T1" style:family="text">
      <style:text-properties style:font-name-asian="Times-Roman" style:font-name-complex="Times-Roman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ymptotic Notation</text:p>
      <text:p text:style-name="P2">Big O </text:p>
      <text:p text:style-name="P1"><text:span text:style-name="T1"><draw:frame draw:style-name="fr1" draw:name="Object1" text:anchor-type="as-char" svg:width="5.47cm" svg:height="0.265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"><text:span text:style-name="T1">Big OMEGA</text:span></text:p>
      <text:p text:style-name="P3"><draw:frame draw:style-name="fr1" draw:name="Object2" text:anchor-type="as-char" svg:width="5.487cm" svg:height="0.26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Theta</text:p>
      <text:p text:style-name="P2"><draw:frame draw:style-name="fr2" draw:name="Object3" text:anchor-type="as-char" svg:y="0cm" svg:width="7.133cm" svg:height="0.26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Provar Por Recorrência:</text:p>
      <text:p text:style-name="P4">Verificar para T(1) e T(n) por recorrência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/>
    <style:font-face style:name="Times-Italic" svg:font-family="Times-Italic" style:font-family-generic="roman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columns fo:column-count="3" fo:column-gap="0.099cm">
          <style:column style:rel-width="3770*" fo:start-indent="0cm" fo:end-indent="0.049cm"/>
          <style:column style:rel-width="3799*" fo:start-indent="0.049cm" fo:end-indent="0.049cm"/>
          <style:column style:rel-width="3771*" fo:start-indent="0.0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uno Cancelo</meta:initial-creator>
    <meta:creation-date>2010-01-15T10:40:52</meta:creation-date>
    <dc:date>2010-01-15T12:48:07</dc:date>
    <dc:creator>Nuno Cancelo</dc:creator>
    <meta:editing-duration>PT01H52M03S</meta:editing-duration>
    <meta:editing-cycles>7</meta:editing-cycles>
    <meta:generator>OpenOffice.org/3.1$Linux OpenOffice.org_project/310m19$Build-9420</meta:generator>
    <meta:document-statistic meta:table-count="0" meta:image-count="0" meta:object-count="3" meta:page-count="1" meta:paragraph-count="9" meta:word-count="17" meta:character-count="10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row>
          <math:mo math:stretchy="false">(</math:mo>
          <math:mrow>
            <math:mi>g</math:mi>
            <math:mrow>
              <math:mo math:stretchy="false">(</math:mo>
              <math:mi>n</math:mi>
              <math:mo math:stretchy="false">)</math:mo>
            </math:mrow>
          </math:mrow>
          <math:mo math:stretchy="false">)</math:mo>
        </math:mrow>
        <math:mo math:stretchy="false">=</math:mo>
        <math:mrow>
          <math:mo math:stretchy="false">{</math:mo>
          <math:mrow>
            <math:mi>f</math:mi>
            <math:mrow>
              <math:mrow>
                <math:mo math:stretchy="false">(</math:mo>
                <math:mi>n</math:mi>
                <math:mo math:stretchy="false">)</math:mo>
              </math:mrow>
              <math:mo math:stretchy="false">∣</math:mo>
              <math:mo math:stretchy="false">∃</math:mo>
            </math:mrow>
            <math:mrow>
              <math:mi>c</math:mi>
              <math:mo math:stretchy="false">&gt;</math:mo>
              <math:mn>0,</math:mn>
            </math:mrow>
            <math:mo math:stretchy="false">∃</math:mo>
            <math:mrow>
              <math:msub>
                <math:mi>n</math:mi>
                <math:mn>0</math:mn>
              </math:msub>
              <math:mo math:stretchy="false">&gt;</math:mo>
              <math:mi>n</math:mi>
            </math:mrow>
            <math:mi>,</math:mi>
            <math:mo math:stretchy="false">∀</math:mo>
            <math:mrow>
              <math:mi>n</math:mi>
              <math:mo math:stretchy="false">≥</math:mo>
              <math:msub>
                <math:mi>n</math:mi>
                <math:mn>0</math:mn>
              </math:msub>
            </math:mrow>
            <math:mi math:fontstyle="normal">:</math:mi>
            <math:mrow>
              <math:mn>0</math:mn>
              <math:mo math:stretchy="false">≤</math:mo>
              <math:mi>f</math:mi>
            </math:mrow>
            <math:mrow>
              <math:mrow>
                <math:mo math:stretchy="false">(</math:mo>
                <math:mi>n</math:mi>
                <math:mo math:stretchy="false">)</math:mo>
              </math:mrow>
              <math:mo math:stretchy="false">≤</math:mo>
              <math:mrow>
                <math:mi>c</math:mi>
                <math:mo math:stretchy="false">∗</math:mo>
                <math:mi>g</math:mi>
              </math:mrow>
            </math:mrow>
            <math:mrow>
              <math:mo math:stretchy="false">(</math:mo>
              <math:mi>n</math:mi>
              <math:mo math:stretchy="false">)</math:mo>
            </math:mrow>
          </math:mrow>
          <math:mo math:stretchy="false">}</math:mo>
        </math:mrow>
      </math:mrow>
    </math:mrow>
    <math:annotation math:encoding="StarMath 5.0">O(g(n)) = lbrace f(n) divides  exists  c &gt; 0, exists n_0 &gt; n, forall  n &gt;= n_0: 0&lt;= f(n)&lt;=c*g(n) rbrace 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Ω</math:mo>
      <math:mrow>
        <math:mrow>
          <math:mo math:stretchy="false">(</math:mo>
          <math:mrow>
            <math:mi>g</math:mi>
            <math:mrow>
              <math:mo math:stretchy="false">(</math:mo>
              <math:mi>n</math:mi>
              <math:mo math:stretchy="false">)</math:mo>
            </math:mrow>
          </math:mrow>
          <math:mo math:stretchy="false">)</math:mo>
        </math:mrow>
        <math:mo math:stretchy="false">=</math:mo>
        <math:mrow>
          <math:mo math:stretchy="false">{</math:mo>
          <math:mrow>
            <math:mi>f</math:mi>
            <math:mrow>
              <math:mrow>
                <math:mo math:stretchy="false">(</math:mo>
                <math:mi>n</math:mi>
                <math:mo math:stretchy="false">)</math:mo>
              </math:mrow>
              <math:mo math:stretchy="false">∣</math:mo>
              <math:mo math:stretchy="false">∃</math:mo>
            </math:mrow>
            <math:mrow>
              <math:mi>c</math:mi>
              <math:mo math:stretchy="false">&gt;</math:mo>
              <math:mn>0,</math:mn>
            </math:mrow>
            <math:mo math:stretchy="false">∃</math:mo>
            <math:mrow>
              <math:msub>
                <math:mi>n</math:mi>
                <math:mn>0</math:mn>
              </math:msub>
              <math:mo math:stretchy="false">&gt;</math:mo>
              <math:mi>n</math:mi>
            </math:mrow>
            <math:mi>,</math:mi>
            <math:mo math:stretchy="false">∀</math:mo>
            <math:mrow>
              <math:mi>n</math:mi>
              <math:mo math:stretchy="false">≥</math:mo>
              <math:msub>
                <math:mi>n</math:mi>
                <math:mn>0</math:mn>
              </math:msub>
            </math:mrow>
            <math:mi math:fontstyle="normal">:</math:mi>
            <math:mrow>
              <math:mn>0</math:mn>
              <math:mo math:stretchy="false">≤</math:mo>
              <math:mrow>
                <math:mi>c</math:mi>
                <math:mo math:stretchy="false">∗</math:mo>
                <math:mi>g</math:mi>
              </math:mrow>
            </math:mrow>
            <math:mrow>
              <math:mrow>
                <math:mo math:stretchy="false">(</math:mo>
                <math:mi>n</math:mi>
                <math:mo math:stretchy="false">)</math:mo>
              </math:mrow>
              <math:mo math:stretchy="false">≤</math:mo>
              <math:mi>f</math:mi>
            </math:mrow>
            <math:mrow>
              <math:mo math:stretchy="false">(</math:mo>
              <math:mi>n</math:mi>
              <math:mo math:stretchy="false">)</math:mo>
            </math:mrow>
          </math:mrow>
          <math:mo math:stretchy="false">}</math:mo>
        </math:mrow>
      </math:mrow>
    </math:mrow>
    <math:annotation math:encoding="StarMath 5.0">%OMEGA(g(n)) = lbrace f(n) divides  exists  c &gt; 0, exists n_0 &gt; n, forall  n &gt;= n_0: 0&lt;= c*g(n)&lt;= f(n)rbrace 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θ</math:mo>
      <math:mrow>
        <math:mrow>
          <math:mo math:stretchy="false">(</math:mo>
          <math:mrow>
            <math:mi>g</math:mi>
            <math:mrow>
              <math:mo math:stretchy="false">(</math:mo>
              <math:mi>n</math:mi>
              <math:mo math:stretchy="false">)</math:mo>
            </math:mrow>
          </math:mrow>
          <math:mo math:stretchy="false">)</math:mo>
        </math:mrow>
        <math:mo math:stretchy="false">=</math:mo>
        <math:mrow>
          <math:mo math:stretchy="false">{</math:mo>
          <math:mrow>
            <math:mi>f</math:mi>
            <math:mrow>
              <math:mrow>
                <math:mo math:stretchy="false">(</math:mo>
                <math:mi>n</math:mi>
                <math:mo math:stretchy="false">)</math:mo>
              </math:mrow>
              <math:mo math:stretchy="false">∣</math:mo>
              <math:mo math:stretchy="false">∃</math:mo>
            </math:mrow>
            <math:mrow>
              <math:msub>
                <math:mi>c</math:mi>
                <math:mn>1</math:mn>
              </math:msub>
              <math:mo math:stretchy="false">&gt;</math:mo>
              <math:mn>0,</math:mn>
            </math:mrow>
            <math:mo math:stretchy="false">∃</math:mo>
            <math:mrow>
              <math:msub>
                <math:mi>c</math:mi>
                <math:mn>2</math:mn>
              </math:msub>
              <math:mo math:stretchy="false">&gt;</math:mo>
              <math:mn>0,</math:mn>
            </math:mrow>
            <math:mo math:stretchy="false">∃</math:mo>
            <math:mrow>
              <math:msub>
                <math:mi>n</math:mi>
                <math:mn>0</math:mn>
              </math:msub>
              <math:mo math:stretchy="false">&gt;</math:mo>
              <math:mi>n</math:mi>
            </math:mrow>
            <math:mi>,</math:mi>
            <math:mo math:stretchy="false">∀</math:mo>
            <math:mrow>
              <math:mi>n</math:mi>
              <math:mo math:stretchy="false">≥</math:mo>
              <math:msub>
                <math:mi>n</math:mi>
                <math:mn>0</math:mn>
              </math:msub>
            </math:mrow>
            <math:mi math:fontstyle="normal">:</math:mi>
            <math:mrow>
              <math:mn>0</math:mn>
              <math:mo math:stretchy="false">≤</math:mo>
              <math:mrow>
                <math:msub>
                  <math:mi>c</math:mi>
                  <math:mn>1</math:mn>
                </math:msub>
                <math:mo math:stretchy="false">∗</math:mo>
                <math:mi>g</math:mi>
              </math:mrow>
            </math:mrow>
            <math:mrow>
              <math:mrow>
                <math:mo math:stretchy="false">(</math:mo>
                <math:mi>n</math:mi>
                <math:mo math:stretchy="false">)</math:mo>
              </math:mrow>
              <math:mo math:stretchy="false">≤</math:mo>
              <math:mi>f</math:mi>
            </math:mrow>
            <math:mrow>
              <math:mrow>
                <math:mo math:stretchy="false">(</math:mo>
                <math:mi>n</math:mi>
                <math:mo math:stretchy="false">)</math:mo>
              </math:mrow>
              <math:mo math:stretchy="false">≤</math:mo>
              <math:mrow>
                <math:msub>
                  <math:mi>c</math:mi>
                  <math:mn>2</math:mn>
                </math:msub>
                <math:mo math:stretchy="false">∗</math:mo>
                <math:mi>g</math:mi>
              </math:mrow>
            </math:mrow>
            <math:mrow>
              <math:mo math:stretchy="false">(</math:mo>
              <math:mi>n</math:mi>
              <math:mo math:stretchy="false">)</math:mo>
            </math:mrow>
          </math:mrow>
          <math:mo math:stretchy="false">}</math:mo>
        </math:mrow>
      </math:mrow>
    </math:mrow>
    <math:annotation math:encoding="StarMath 5.0">%theta(g(n)) = lbrace f(n) divides  exists  c_1 &gt; 0, exists  c_2 &gt; 0, exists n_0 &gt; n, 
forall  n &gt;= n_0: 0&lt;= c_1*g(n)&lt;= f(n)&lt;=c_2*g(n) rbrace  </math:annotation>
  </math:semantics>
</math:math>
</file>